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officeooo:rsid="000b27cb" officeooo:paragraph-rsid="000b666d" fo:background-color="transparent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officeooo:rsid="0036bb49" officeooo:paragraph-rsid="000b666d" style:font-size-asian="12pt" style:font-size-complex="12pt"/>
    </style:style>
    <style:style style:name="P3" style:family="paragraph" style:parent-style-name="Standard" style:list-style-name="L1">
      <style:text-properties style:font-name="Liberation Serif" fo:font-size="12pt" fo:language="ru" fo:country="RU" officeooo:rsid="000b666d" officeooo:paragraph-rsid="000b666d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fo:font-weight="normal" officeooo:rsid="0036bb49" officeooo:paragraph-rsid="000b666d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40pt" fo:language="ru" fo:country="RU" fo:font-weight="bold" officeooo:rsid="000b666d" officeooo:paragraph-rsid="000b666d" style:font-size-asian="40pt" style:font-weight-asian="bold" style:font-size-complex="40pt" style:font-weight-complex="bold"/>
    </style:style>
    <style:style style:name="P6" style:family="paragraph" style:parent-style-name="Standard" style:list-style-name="L2">
      <style:text-properties officeooo:paragraph-rsid="0013ebd8"/>
    </style:style>
    <style:style style:name="P7" style:family="paragraph" style:parent-style-name="Standard" style:list-style-name="L2">
      <style:text-properties officeooo:paragraph-rsid="001bcfa8"/>
    </style:style>
    <style:style style:name="P8" style:family="paragraph" style:parent-style-name="Standard" style:list-style-name="L2">
      <style:text-properties officeooo:paragraph-rsid="0011c07f"/>
    </style:style>
    <style:style style:name="P9" style:family="paragraph" style:parent-style-name="Standard" style:list-style-name="L2">
      <style:text-properties officeooo:rsid="000e8fd5" officeooo:paragraph-rsid="0011c07f"/>
    </style:style>
    <style:style style:name="P10" style:family="paragraph" style:parent-style-name="Standard" style:list-style-name="L2">
      <style:text-properties officeooo:rsid="001355fc" officeooo:paragraph-rsid="001355fc"/>
    </style:style>
    <style:style style:name="P11" style:family="paragraph" style:parent-style-name="Standard" style:list-style-name="L2">
      <style:text-properties fo:language="ru" fo:country="RU" officeooo:rsid="0013aae9" officeooo:paragraph-rsid="0013aae9"/>
    </style:style>
    <style:style style:name="P12" style:family="paragraph" style:parent-style-name="Standard" style:list-style-name="L2">
      <style:text-properties fo:language="ru" fo:country="RU" officeooo:rsid="0013ebd8" officeooo:paragraph-rsid="0013ebd8"/>
    </style:style>
    <style:style style:name="P13" style:family="paragraph" style:parent-style-name="Standard" style:list-style-name="L2">
      <style:text-properties fo:language="ru" fo:country="RU" officeooo:rsid="0018a00e" officeooo:paragraph-rsid="0018a00e"/>
    </style:style>
    <style:style style:name="P14" style:family="paragraph" style:parent-style-name="Standard" style:list-style-name="L2">
      <style:text-properties fo:language="ru" fo:country="RU" officeooo:rsid="001bcfa8" officeooo:paragraph-rsid="001bcfa8"/>
    </style:style>
    <style:style style:name="P15" style:family="paragraph" style:parent-style-name="Standard" style:list-style-name="L2">
      <style:text-properties fo:language="ru" fo:country="RU" officeooo:rsid="001c60f2" officeooo:paragraph-rsid="001c60f2"/>
    </style:style>
    <style:style style:name="P16" style:family="paragraph" style:parent-style-name="Standard" style:list-style-name="L2">
      <style:text-properties officeooo:rsid="0013ebd8" officeooo:paragraph-rsid="0013ebd8"/>
    </style:style>
    <style:style style:name="P17" style:family="paragraph" style:parent-style-name="Standard">
      <style:text-properties fo:color="#00a65d" style:font-name="Liberation Serif" fo:font-size="12pt" fo:language="ru" fo:country="RU" officeooo:rsid="000b27cb" officeooo:paragraph-rsid="000b666d" fo:background-color="transparent" style:font-size-asian="12pt" style:font-size-complex="12pt"/>
    </style:style>
    <style:style style:name="P18" style:family="paragraph" style:parent-style-name="Standard">
      <style:text-properties fo:color="#ed1c24" style:font-name="Liberation Serif" fo:font-size="12pt" fo:language="ru" fo:country="RU" officeooo:rsid="000b27cb" officeooo:paragraph-rsid="0022aaa4" fo:background-color="#fff200" style:font-size-asian="12pt" style:font-size-complex="12pt"/>
    </style:style>
    <style:style style:name="T1" style:family="text">
      <style:text-properties fo:font-weight="normal" officeooo:rsid="002d0ad7" fo:background-color="transparent" loext:char-shading-value="0" style:font-weight-asian="normal" style:font-weight-complex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b27cb" fo:background-color="transparent" loext:char-shading-value="0"/>
    </style:style>
    <style:style style:name="T4" style:family="text">
      <style:text-properties officeooo:rsid="000b666d" fo:background-color="transparent" loext:char-shading-value="0"/>
    </style:style>
    <style:style style:name="T5" style:family="text">
      <style:text-properties officeooo:rsid="0019b225" fo:background-color="transparent" loext:char-shading-value="0"/>
    </style:style>
    <style:style style:name="T6" style:family="text">
      <style:text-properties fo:language="en" fo:country="US" fo:background-color="transparent" loext:char-shading-value="0"/>
    </style:style>
    <style:style style:name="T7" style:family="text">
      <style:text-properties fo:language="en" fo:country="US" officeooo:rsid="000b666d" fo:background-color="transparent" loext:char-shading-value="0"/>
    </style:style>
    <style:style style:name="T8" style:family="text">
      <style:text-properties fo:language="en" fo:country="US" officeooo:rsid="000dbe8b" fo:background-color="transparent" loext:char-shading-value="0"/>
    </style:style>
    <style:style style:name="T9" style:family="text">
      <style:text-properties fo:language="en" fo:country="US" officeooo:rsid="0022aaa4" fo:background-color="transparent" loext:char-shading-value="0"/>
    </style:style>
    <style:style style:name="T10" style:family="text">
      <style:text-properties fo:language="en" fo:country="US" fo:font-weight="bold" officeooo:rsid="000dbe8b" fo:background-color="transparent" loext:char-shading-value="0" style:font-weight-asian="bold" style:font-weight-complex="bold"/>
    </style:style>
    <style:style style:name="T11" style:family="text">
      <style:text-properties fo:language="en" fo:country="US" fo:font-weight="bold" officeooo:rsid="0022aaa4" fo:background-color="transparent" loext:char-shading-value="0" style:font-weight-asian="bold" style:font-weight-complex="bold"/>
    </style:style>
    <style:style style:name="T12" style:family="text">
      <style:text-properties style:font-name="Liberation Serif" fo:font-size="12pt" fo:language="ru" fo:country="RU" fo:background-color="transparent" loext:char-shading-value="0" style:font-size-asian="12pt" style:font-size-complex="12pt"/>
    </style:style>
    <style:style style:name="T13" style:family="text">
      <style:text-properties style:font-name="Liberation Serif" fo:font-size="12pt" fo:language="ru" fo:country="RU" officeooo:rsid="000dbe8b" fo:background-color="transparent" loext:char-shading-value="0" style:font-size-asian="12pt" style:font-size-complex="12pt"/>
    </style:style>
    <style:style style:name="T14" style:family="text">
      <style:text-properties style:font-name="Liberation Serif" fo:font-size="12pt" fo:language="ru" fo:country="RU" officeooo:rsid="0013ebd8" fo:background-color="transparent" loext:char-shading-value="0" style:font-size-asian="12pt" style:font-size-complex="12pt"/>
    </style:style>
    <style:style style:name="T15" style:family="text">
      <style:text-properties style:font-name="Liberation Serif" fo:font-size="12pt" fo:language="ru" fo:country="RU" officeooo:rsid="0020312b" fo:background-color="transparent" loext:char-shading-value="0" style:font-size-asian="12pt" style:font-size-complex="12pt"/>
    </style:style>
    <style:style style:name="T16" style:family="text">
      <style:text-properties style:font-name="Liberation Serif" fo:font-size="12pt" fo:language="ru" fo:country="RU" fo:font-style="italic" officeooo:rsid="0020312b" fo:background-color="transparent" loext:char-shading-value="0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language="en" fo:country="US" fo:background-color="transparent" loext:char-shading-value="0" style:font-size-asian="12pt" style:font-size-complex="12pt"/>
    </style:style>
    <style:style style:name="T18" style:family="text">
      <style:text-properties style:font-name="Liberation Serif" fo:font-size="12pt" fo:language="en" fo:country="US" officeooo:rsid="000dbe8b" fo:background-color="transparent" loext:char-shading-value="0" style:font-size-asian="12pt" style:font-size-complex="12pt"/>
    </style:style>
    <style:style style:name="T19" style:family="text">
      <style:text-properties style:font-name="Liberation Serif" fo:font-size="12pt" fo:language="en" fo:country="US" officeooo:rsid="000f45db" fo:background-color="transparent" loext:char-shading-value="0" style:font-size-asian="12pt" style:font-size-complex="12pt"/>
    </style:style>
    <style:style style:name="T20" style:family="text">
      <style:text-properties style:font-name="Liberation Serif" fo:font-size="12pt" fo:language="en" fo:country="US" officeooo:rsid="0011c07f" fo:background-color="transparent" loext:char-shading-value="0" style:font-size-asian="12pt" style:font-size-complex="12pt"/>
    </style:style>
    <style:style style:name="T21" style:family="text">
      <style:text-properties style:font-name="Liberation Serif" fo:font-size="12pt" fo:language="en" fo:country="US" officeooo:rsid="0015592a" fo:background-color="transparent" loext:char-shading-value="0" style:font-size-asian="12pt" style:font-size-complex="12pt"/>
    </style:style>
    <style:style style:name="T22" style:family="text">
      <style:text-properties style:font-name="Liberation Serif" fo:font-size="12pt" fo:language="en" fo:country="US" officeooo:rsid="0013ebd8" fo:background-color="transparent" loext:char-shading-value="0" style:font-size-asian="12pt" style:font-size-complex="12pt"/>
    </style:style>
    <style:style style:name="T23" style:family="text">
      <style:text-properties style:font-name="Liberation Serif" fo:font-size="12pt" fo:language="en" fo:country="US" officeooo:rsid="000e8fd5" fo:background-color="transparent" loext:char-shading-value="0" style:font-size-asian="12pt" style:font-size-complex="12pt"/>
    </style:style>
    <style:style style:name="T24" style:family="text">
      <style:text-properties style:font-name="Liberation Serif" fo:font-size="12pt" fo:language="en" fo:country="US" officeooo:rsid="0020312b" fo:background-color="transparent" loext:char-shading-value="0" style:font-size-asian="12pt" style:font-size-complex="12pt"/>
    </style:style>
    <style:style style:name="T25" style:family="text">
      <style:text-properties style:font-name="Liberation Serif" fo:font-size="12pt" fo:language="en" fo:country="US" fo:font-style="italic" officeooo:rsid="0020312b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style:font-name="Liberation Serif" fo:font-size="12pt" fo:language="en" fo:country="US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27" style:family="text">
      <style:text-properties style:font-name="Liberation Serif" fo:font-size="12pt" fo:language="en" fo:country="US" style:text-underline-style="solid" style:text-underline-width="auto" style:text-underline-color="font-color" officeooo:rsid="0013ebd8" fo:background-color="transparent" loext:char-shading-value="0" style:font-size-asian="12pt" style:font-size-complex="12pt"/>
    </style:style>
    <style:style style:name="T28" style:family="text">
      <style:text-properties style:font-name="Liberation Serif" fo:font-size="12pt" fo:language="en" fo:country="US" style:text-underline-style="solid" style:text-underline-width="auto" style:text-underline-color="font-color" officeooo:rsid="000dbe8b" fo:background-color="transparent" loext:char-shading-value="0" style:font-size-asian="12pt" style:font-size-complex="12pt"/>
    </style:style>
    <style:style style:name="T29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30" style:family="text">
      <style:text-properties style:font-name="Liberation Serif" fo:font-size="12pt" officeooo:rsid="000dbe8b" fo:background-color="transparent" loext:char-shading-value="0" style:font-size-asian="12pt" style:font-size-complex="12pt"/>
    </style:style>
    <style:style style:name="T31" style:family="text">
      <style:text-properties style:font-name="Liberation Serif" fo:font-size="12pt" officeooo:rsid="001e5862" fo:background-color="transparent" loext:char-shading-value="0" style:font-size-asian="12pt" style:font-size-complex="12pt"/>
    </style:style>
    <style:style style:name="T32" style:family="text">
      <style:text-properties officeooo:rsid="000dbe8b"/>
    </style:style>
    <style:style style:name="T33" style:family="text">
      <style:text-properties style:text-position="super 58%" style:font-name="Liberation Serif" fo:font-size="12pt" fo:language="en" fo:country="US" fo:background-color="transparent" loext:char-shading-value="0" style:font-size-asian="12pt" style:font-size-complex="12pt"/>
    </style:style>
    <style:style style:name="T34" style:family="text">
      <style:text-properties style:text-position="super 58%" style:font-name="Liberation Serif" fo:font-size="12pt" fo:language="en" fo:country="US" officeooo:rsid="000e8fd5" fo:background-color="transparent" loext:char-shading-value="0" style:font-size-asian="12pt" style:font-size-complex="12pt"/>
    </style:style>
    <style:style style:name="T35" style:family="text">
      <style:text-properties fo:font-style="italic" fo:background-color="transparent" loext:char-shading-value="0" style:font-style-asian="italic" style:font-style-complex="italic"/>
    </style:style>
    <style:style style:name="T36" style:family="text">
      <style:text-properties fo:font-weight="bold" officeooo:rsid="000dbe8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ue.js</text:p>
      <text:p text:style-name="P2"><text:span text:style-name="T1">---------------------------------------------------------------------------------------------------------------------------------------</text:span><text:span text:style-name="T3">#. </text:span><text:span text:style-name="T7">Computed</text:span><text:span text:style-name="T4"> || </text:span><text:span text:style-name="T7">Methods</text:span><text:span text:style-name="T4">:</text:span></text:p>
      <text:list xml:id="list219539125" text:style-name="L1">
        <text:list-item>
          <text:p text:style-name="P3"><text:span text:style-name="T6">computed</text:span><text:span text:style-name="T2"> — делает то-же самое что и </text:span><text:span text:style-name="T6">methods</text:span><text:span text:style-name="T2">, только к</text:span><text:span text:style-name="T5">э</text:span><text:span text:style-name="T2">ширует свой результат на основании переданных </text:span><text:span text:style-name="T35">параметров</text:span><text:span text:style-name="T2"> (особенно полезно, когда вычисляется какая-то сложная логика)</text:span></text:p>
        </text:list-item>
      </text:list>
      <text:p text:style-name="P4">---------------------------------------------------------------------------------------------------------------------------------------</text:p>
      <text:p text:style-name="P17">#. <text:span text:style-name="T36">Benefits</text:span><text:span text:style-name="T32">:</text:span></text:p>
      <text:list xml:id="list3577203340" text:style-name="L2">
        <text:list-item>
          <text:p text:style-name="P11"><text:span text:style-name="T29">базируется на стандартах разработки JS </text:span><text:span text:style-name="T17">front-end</text:span><text:span text:style-name="T29">:</text:span></text:p>
          <text:list>
            <text:list-item>
              <text:p text:style-name="P10"><text:span text:style-name="T17">HTML-attributes</text:span></text:p>
            </text:list-item>
            <text:list-item>
              <text:p text:style-name="P10"><text:span text:style-name="T12">компонентный</text:span><text:span text:style-name="T17"> </text:span><text:span text:style-name="T12">подход</text:span></text:p>
            </text:list-item>
          </text:list>
        </text:list-item>
        <text:list-item>
          <text:p text:style-name="P12"><text:span text:style-name="T30">с</text:span><text:span text:style-name="T29">войства компонента:</text:span></text:p>
          <text:list>
            <text:list-item>
              <text:p text:style-name="P16"><text:span text:style-name="T26">computed</text:span><text:span text:style-name="T17"> – </text:span><text:span text:style-name="T21">кэш</text:span><text:span text:style-name="T17">, </text:span><text:span text:style-name="T12">геттеры</text:span><text:span text:style-name="T17">/</text:span><text:span text:style-name="T12">сеттеры</text:span></text:p>
            </text:list-item>
            <text:list-item>
              <text:p text:style-name="P6"><text:span text:style-name="T27">watch</text:span><text:span text:style-name="T14"> – отслеживают изменения реактивного свойства ($</text:span><text:span text:style-name="T22">listeners</text:span><text:span text:style-name="T14">)</text:span></text:p>
            </text:list-item>
            <text:list-item>
              <text:p text:style-name="P13"><text:span text:style-name="T28">s</text:span><text:span text:style-name="T26">tyles</text:span><text:span text:style-name="T29"> – глобальные, изолированные (</text:span><text:span text:style-name="T17">scoped</text:span><text:span text:style-name="T29">)</text:span></text:p>
            </text:list-item>
          </text:list>
        </text:list-item>
        <text:list-item>
          <text:p text:style-name="P7"><text:span text:style-name="T18">virtual</text:span><text:span text:style-name="T13"> DOM</text:span></text:p>
        </text:list-item>
        <text:list-item>
          <text:p text:style-name="P7"><text:span text:style-name="T18">official CLI</text:span></text:p>
        </text:list-item>
        <text:list-item>
          <text:p text:style-name="P14"><text:span text:style-name="T31">«</text:span><text:span text:style-name="T30">v</text:span><text:span text:style-name="T29">ue-dev-tools»: механизм отладки</text:span></text:p>
        </text:list-item>
        <text:list-item>
          <text:p text:style-name="P15"><text:span text:style-name="T29">хорошая документация</text:span></text:p>
        </text:list-item>
        <text:list-item>
          <text:p text:style-name="P7"><text:span text:style-name="T18">simple to learn </text:span><text:span text:style-name="T24">(</text:span><text:span text:style-name="T16">очень</text:span><text:span text:style-name="T25"> </text:span><text:span text:style-name="T16">быстрый</text:span><text:span text:style-name="T25"> </text:span><text:span text:style-name="T16">результат</text:span><text:span text:style-name="T24">)</text:span></text:p>
        </text:list-item>
        <text:list-item>
          <text:p text:style-name="P8"><text:span text:style-name="T18">n</text:span><text:span text:style-name="T23">o difference between 1</text:span><text:span text:style-name="T34">st</text:span><text:span text:style-name="T23"> version and 2</text:span><text:span text:style-name="T34">nd</text:span><text:span text:style-name="T19"> </text:span><text:span text:style-name="T20">(faster)</text:span></text:p>
        </text:list-item>
        <text:list-item>
          <text:p text:style-name="P9"><text:span text:style-name="T20">v</text:span><text:span text:style-name="T19">ery popular (rising community)</text:span></text:p>
        </text:list-item>
      </text:list>
      <text:p text:style-name="P18"><text:span text:style-name="T19">#. </text:span><text:span text:style-name="T11">Un</text:span><text:span text:style-name="T10">Benefits</text:span><text:span text:style-name="T8">:</text:span></text:p>
      <text:p text:style-name="P4"/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<text:soft-page-break/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<text:soft-page-break/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>#. </text:p>
      <text:p text:style-name="P4">-------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228in" fo:margin-right="0.4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31:02.840664095</meta:creation-date>
    <meta:generator>LibreOffice/6.0.7.3$Linux_X86_64 LibreOffice_project/00m0$Build-3</meta:generator>
    <dc:date>2020-05-15T14:15:04.653533278</dc:date>
    <meta:editing-duration>PT1H30M55S</meta:editing-duration>
    <meta:editing-cycles>21</meta:editing-cycles>
    <meta:document-statistic meta:table-count="0" meta:image-count="0" meta:object-count="0" meta:page-count="3" meta:paragraph-count="127" meta:word-count="206" meta:character-count="8399" meta:non-whitespace-character-count="8279"/>
  </office:meta>
</office:document-meta>
</file>